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itle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Tex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0T19:00:13.884586156</meta:creation-date>
    <dc:date>2018-02-20T22:25:13.531720642</dc:date>
    <meta:editing-duration>PT1M33S</meta:editing-duration>
    <meta:editing-cycles>2</meta:editing-cycles>
    <meta:generator>Collabora_OfficeDev/5.3.10.40$Linux_X86_64 LibreOffice_project/1ca55c5c97c00273167737a228ac032ff3be4daa</meta:generator>
    <meta:document-statistic meta:object-count="25"/>
  </office:meta>
</office:document-meta>
</file>